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erview Scheduling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ven a set of free room slots and free interviewer slots,schedule interviews in the available slots and intimate the interviewer</text:p>
                <text:p/>
              </text:list-item>
              <text:list-item>
                <text:p>Send an email invite with the time slot alotted and the room n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terview is for a half hr duration.</text:p>
              </text:list-item>
              <text:list-item>
                <text:p>Room Slots are entered for a duration of half hr.</text:p>
              </text:list-item>
              <text:list-item>
                <text:p>All the slots begin at either 0 mins or 30 mins</text:p>
              </text:list-item>
              <text:list-item>
                <text:p>All slots end at 0 mins or 30 min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eedy Algorithm</text:p>
              </text:list-header>
              <text:list-item>
                <text:p><text:span text:style-name="T1">Combine all continuous slots of the interviewers.</text:span></text:p>
              </text:list-item>
              <text:list-item>
                <text:p><text:span text:style-name="T1">Sort both the room slots and interviewr slots in the increasing order of the end times.</text:span></text:p>
              </text:list-item>
              <text:list-item>
                <text:p><text:span text:style-name="T1">Assign the suitable room to the interviewer and calculate the remaining free slot of the interviewer</text:span></text:p>
              </text:list-item>
              <text:list-item>
                <text:p><text:span text:style-name="T1"><text:s/></text:span><text:span text:style-name="T1">Repeat the above step until all the intervier slots and room slots are scanned.</text:span></text:p>
              </text:list-item>
              <text:list-item>
                <text:p><text:span text:style-name="T1">Send email to the corresponding interviewer with details of time and room.</text:span></text:p>
              </text:list-item>
              <text:list-item>
                <text:p><text:span text:style-name="T1">Time complexity is O(m+n)</text:span></text:p>
              </text:list-item>
              <text:list-item>
                <text:p><text:span text:style-name="T1">Space complexit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I to accept inputs – Flask UI</text:p>
              </text:list-item>
              <text:list-item>
                <text:p>Convert the inputs to JSON input file</text:p>
              </text:list-item>
              <text:list-item>
                <text:p>Algorithm implemented in Python</text:p>
              </text:list-item>
              <text:list-item>
                <text:p>Flask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y the algorithm to accept slots of Interviewees also and intimate them about the timings</text:p>
              </text:list-item>
              <text:list-item>
                <text:p>Panel interviews</text:p>
              </text:list-item>
              <text:list-item>
                <text:p>Group intervie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1:29:52.562520134</meta:creation-date>
    <dc:date>2017-07-17T13:03:51.989793388</dc:date>
    <meta:editing-duration>PT1H3M37S</meta:editing-duration>
    <meta:editing-cycles>3</meta:editing-cycles>
    <meta:generator>LibreOffice/4.2.7.2$Linux_X86_64 LibreOffice_project/420m0$Build-2</meta:generator>
    <meta:document-statistic meta:object-count="53"/>
  </office:meta>
</office:document-meta>
</file>